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paragraph-rsid="00112d05" style:font-size-asian="18pt" style:font-weight-asian="bold" style:font-size-complex="18pt" style:font-weight-complex="bold"/>
    </style:style>
    <style:style style:name="P2" style:family="paragraph" style:parent-style-name="Heading_20_1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2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Heading_20_3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Heading_20_2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195d36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RIGLIA DI OSSERVAZIONE</text:h>
      <text:h text:style-name="P2" text:outline-level="1">DELLA DIMENSIONE DELLA COMUNICAZIONE E DEL LINGUAGGIO</text:h>
      <text:p text:style-name="P3"><text:span text:style-name="Strong_20_Emphasis"><text:span text:style-name="T1">Data osservazione:</text:span></text:span><text:span text:style-name="T1"> _______________ </text:span><text:span text:style-name="Strong_20_Emphasis"><text:span text:style-name="T1">Classe frequentata</text:span></text:span><text:span text:style-name="T1">: ________<text:line-break/></text:span><text:span text:style-name="Strong_20_Emphasis"><text:span text:style-name="T1">Contesto prevalente:</text:span></text:span><text:span text:style-name="T1"> □ Classe □ Piccolo gruppo □ Attività laboratoriale<text:line-break/></text:span><text:span text:style-name="Strong_20_Emphasis"><text:span text:style-name="T1">Osservatori:</text:span></text:span><text:span text:style-name="T1"> _______________</text:span></text:p>
      <text:h text:style-name="P4" text:outline-level="2">COMPRENSIONE DEL LINGUAGGIO ORALE</text:h>
      <text:h text:style-name="P5" text:outline-level="3">Comprensione di parole e frasi semplici</text:h>
      <text:p text:style-name="P6">[ <text:s/>] Comprende pienamente parole, frasi e discorsi complessi<text:line-break/>[ <text:s/>] Comprende bene frasi semplici e istruzioni quotidiane<text:line-break/>[ <text:s/>] Comprende parole singole e frasi molto semplici<text:line-break/>[ <text:s/>] Comprende solo parole familiari in contesto<text:line-break/>[ <text:s/>] Comprende poche parole ad alta frequenza<text:line-break/>[ <text:s/>] Non mostra comprensione del linguaggio verbale</text:p>
      <text:h text:style-name="P5" text:outline-level="3">Comprensione di istruzioni</text:h>
      <text:p text:style-name="P6">[ <text:s/>] Esegue istruzioni complesse e articolate (3+ passaggi)<text:line-break/>[ <text:s/>] Esegue istruzioni con 2-3 passaggi in sequenza<text:line-break/>[ <text:s/>] Esegue istruzioni semplici con un solo passaggio<text:line-break/>[ <text:s/>] Esegue istruzioni solo se accompagnate da gesti<text:line-break/>[ <text:s/>] Esegue istruzioni solo se ripetute più volte<text:line-break/>[ <text:s/>] Non esegue istruzioni verbali</text:p>
      <text:h text:style-name="P5" text:outline-level="3">Comprensione di sequenze e routine verbali</text:h>
      <text:p text:style-name="P6">[ <text:s/>] Comprende sequenze complesse di azioni verbalizzate (4+ passaggi)<text:line-break/>[ <text:s/>] Comprende sequenze di 2-3 azioni in ordine corretto<text:line-break/>[ <text:s/>] Comprende routine quotidiane quando nominate verbalmente<text:line-break/>[ <text:s/>] Comprende sequenze solo con accompagnamento gestuale<text:line-break/>[ <text:s/>] Comprende solo singole azioni isolate<text:line-break/>[ <text:s/>] Non comprende sequenze di azioni</text:p>
      <text:h text:style-name="P5" text:outline-level="3">Comprensione in contesto rumoroso</text:h>
      <text:p text:style-name="P6">[ <text:s/>] Comprende efficacemente anche con rumori di fondo<text:line-break/>[ <text:s/>] Comprende bene se il contesto non è troppo rumoroso<text:line-break/>[ <text:s/>] Necessita di ambiente silenzioso per comprendere<text:line-break/>[ <text:s/>] Fatica a comprendere se ci sono distrazioni sonore<text:line-break/>[ <text:s/>] Grande difficoltà in presenza di rumori<text:line-break/>[ <text:s/>] Necessita di silenzio assoluto</text:p>
      <text:h text:style-name="P5" text:outline-level="3"><text:soft-page-break/>Comprensione di domande</text:h>
      <text:p text:style-name="P6">[ <text:s/>] Comprende domande aperte e complesse<text:line-break/>[ <text:s/>] Comprende domande chiuse (sì/no) e semplici<text:line-break/>[ <text:s/>] Comprende domande solo se formulate in modo molto semplice<text:line-break/>[ <text:s/>] Comprende solo alcune domande di routine<text:line-break/>[ <text:s/>] Comprende raramente le domande poste<text:line-break/>[ <text:s/>] Non comprende le domande verbali</text:p>
      <text:h text:style-name="P5" text:outline-level="3">Comprensione di concetti astratti</text:h>
      <text:p text:style-name="P6">[ <text:s/>] Comprende concetti astratti, metafore, modi di dire<text:line-break/>[ <text:s/>] Comprende concetti temporali, spaziali e quantitativi<text:line-break/>[ <text:s/>] Comprende solo concetti concreti e riferiti al qui e ora<text:line-break/>[ <text:s/>] Fatica con concetti temporali (ieri/domani)<text:line-break/>[ <text:s/>] Comprende solo riferimenti visibili e tangibili<text:line-break/>[ <text:s/>] Non comprende concetti astratti</text:p>
      <text:h text:style-name="P5" text:outline-level="3">Comprensione di racconti e narrazioni</text:h>
      <text:p text:style-name="P6">[ <text:s/>] Segue racconti lunghi, coglie nessi causali e sequenze<text:line-break/>[ <text:s/>] Segue storie semplici con supporto visivo<text:line-break/>[ <text:s/>] Comprende solo sequenze molto brevi<text:line-break/>[ <text:s/>] Comprende solo con forte supporto iconografico<text:line-break/>[ <text:s/>] Grande difficoltà a seguire una narrazione<text:line-break/>[ <text:s/>] Non segue racconti o narrazioni</text:p>
      <text:h text:style-name="P4" text:outline-level="2">PRODUZIONE VERBALE</text:h>
      <text:h text:style-name="P5" text:outline-level="3">Presenza del linguaggio verbale</text:h>
      <text:p text:style-name="P6">[ <text:s/>] Linguaggio verbale pienamente sviluppato ed efficace<text:line-break/>[ <text:s/>] Linguaggio verbale presente e funzionale<text:line-break/>[ <text:s/>] Linguaggio verbale presente ma limitato<text:line-break/>[ <text:s/>] Produzione verbale molto ridotta (poche parole)<text:line-break/>[ <text:s/>] Produzione verbale assente o quasi (lallazioni, vocalizzi)<text:line-break/>[ <text:s/>] Assenza totale di produzione verbale</text:p>
      <text:h text:style-name="P5" text:outline-level="3">Articolazione dei suoni (fonologia)</text:h>
      <text:p text:style-name="P6">[ <text:s/>] Articolazione corretta e chiara di tutti i suoni<text:line-break/>[ <text:s/>] Articolazione corretta con lievi imprecisioni occasionali<text:line-break/>[ <text:s/>] Alcuni suoni articolati scorrettamente ma comprensibile<text:line-break/>[ <text:s/>] Errori articolatori frequenti (sostituzioni, omissioni)<text:line-break/>[ <text:s/>] Articolazione molto compromessa, poco intelligibile<text:line-break/>[ <text:s/>] Produzione verbale incomprensibile o assente</text:p>
      <text:h text:style-name="P5" text:outline-level="3">Pronuncia e intelligibilità</text:h>
      <text:p text:style-name="P6">[ <text:s/>] Eloquio chiaro e pienamente comprensibile<text:line-break/>[ <text:s/>] Generalmente comprensibile, occasionali difficoltà<text:line-break/><text:soft-page-break/>[ <text:s/>] Comprensibile con attenzione e in contesto<text:line-break/>[ <text:s/>] Difficoltà di pronuncia che rendono faticosa la comprensione<text:line-break/>[ <text:s/>] Eloquio molto compromesso, comprensibile solo a familiari<text:line-break/>[ <text:s/>] Produzione verbale non intelligibile</text:p>
      <text:h text:style-name="P5" text:outline-level="3">Struttura morfosintattica</text:h>
      <text:p text:style-name="P6">[ <text:s/>] Frasi complesse, corretta struttura grammaticale<text:line-break/>[ <text:s/>] Frasi semplici ma grammaticalmente corrette<text:line-break/>[ <text:s/>] Frasi minime (soggetto-verbo-oggetto)<text:line-break/>[ <text:s/>] Parole isolate o coppie di parole (linguaggio telegrafico)<text:line-break/>[ <text:s/>] Solo parole-frase o onomatopee<text:line-break/>[ <text:s/>] Nessuna struttura linguistica riconoscibile</text:p>
      <text:h text:style-name="P5" text:outline-level="3">Ricchezza lessicale</text:h>
      <text:p text:style-name="P6">[ <text:s/>] Lessico ricco, vario e appropriato all'età<text:line-break/>[ <text:s/>] Lessico adeguato, usa termini specifici quando necessario<text:line-break/>[ <text:s/>] Lessico essenziale ma funzionale<text:line-break/>[ <text:s/>] Lessico povero, ripetitivo<text:line-break/>[ <text:s/>] Lessico molto limitato (poche decine di parole)<text:line-break/>[ <text:s/>] Assenza di lessico o pochissime parole</text:p>
      <text:h text:style-name="P5" text:outline-level="3">Fluenza verbale</text:h>
      <text:p text:style-name="P6">[ <text:s/>] Eloquio fluente, scorrevole e ben modulato<text:line-break/>[ <text:s/>] Eloquio adeguato con normale fluenza<text:line-break/>[ <text:s/>] Lievi disfluenze occasionali (esitazioni, ripetizioni)<text:line-break/>[ <text:s/>] Disfluenze frequenti ma non compromettenti<text:line-break/>[ <text:s/>] Blocchi, ripetizioni marcate o prolungamenti (balbuzie)<text:line-break/>[ <text:s/>] Fluenza gravemente compromessa o eloquio assente</text:p>
      <text:h text:style-name="P5" text:outline-level="3">Ritmo e prosodia</text:h>
      <text:p text:style-name="P6">[ <text:s/>] Ritmo e intonazione appropriati ed espressivi<text:line-break/>[ <text:s/>] Ritmo e prosodia generalmente adeguati<text:line-break/>[ <text:s/>] Eloquio lento ma comprensibile<text:line-break/>[ <text:s/>] Eloquio monotono o con ritmo inadeguato<text:line-break/>[ <text:s/>] Ritmo molto alterato (troppo veloce/lento)<text:line-break/>[ <text:s/>] Assenza di prosodia o eloquio non valutabile</text:p>
      <text:h text:style-name="P5" text:outline-level="3">Capacità narrativa</text:h>
      <text:p text:style-name="P6">[ <text:s/>] Racconta esperienze in modo dettagliato e organizzato<text:line-break/>[ <text:s/>] Racconta eventi con sequenza logica<text:line-break/>[ <text:s/>] Descrive esperienze in modo essenziale<text:line-break/>[ <text:s/>] Racconta solo se guidato con domande<text:line-break/>[ <text:s/>] Grande difficoltà a narrare eventi<text:line-break/>[ <text:s/>] Non è in grado di narrare</text:p>
      <text:h text:style-name="P4" text:outline-level="2"><text:soft-page-break/>USO COMUNICATIVO DEL LINGUAGGIO VERBALE</text:h>
      <text:h text:style-name="P5" text:outline-level="3">Funzioni comunicative espresse</text:h>
      <text:p text:style-name="P6">[ <text:s/>] Usa il linguaggio per molteplici funzioni (informare, chiedere, commentare, argomentare)<text:line-break/>[ <text:s/>] Richieste, rifiuti, commenti, informazioni<text:line-break/>[ <text:s/>] Principalmente richieste e denominazioni<text:line-break/>[ <text:s/>] Solo richieste di bisogni primari<text:line-break/>[ <text:s/>] Uso comunicativo molto limitato<text:line-break/>[ <text:s/>] Nessun uso comunicativo intenzionale</text:p>
      <text:h text:style-name="P5" text:outline-level="3">Iniziativa comunicativa</text:h>
      <text:p text:style-name="P6">[ <text:s/>] Avvia spontaneamente conversazioni e scambi comunicativi<text:line-break/>[ <text:s/>] Inizia comunicazioni quando motivato<text:line-break/>[ <text:s/>] Inizia comunicazione solo in contesti strutturati<text:line-break/>[ <text:s/>] Raramente avvia comunicazioni spontanee<text:line-break/>[ <text:s/>] Risponde solo se interpellato direttamente<text:line-break/>[ <text:s/>] Nessuna iniziativa comunicativa</text:p>
      <text:h text:style-name="P5" text:outline-level="3">Turno conversazionale</text:h>
      <text:p text:style-name="P6">[ <text:s/>] Rispetta i turni, mantiene l'argomento, sviluppa il dialogo<text:line-break/>[ <text:s/>] Gestisce adeguatamente i turni conversazionali<text:line-break/>[ <text:s/>] Rispetta i turni se la conversazione è strutturata<text:line-break/>[ <text:s/>] Fatica a rispettare i turni, interviene in modo inadeguato<text:line-break/>[ <text:s/>] Non rispetta i turni, parla sopra gli altri<text:line-break/>[ <text:s/>] Assenza di scambio conversazionale</text:p>
      <text:h text:style-name="P5" text:outline-level="3">Adeguatezza del registro linguistico</text:h>
      <text:p text:style-name="P6">[ <text:s/>] Modula il linguaggio in base al contesto e all'interlocutore<text:line-break/>[ <text:s/>] Usa un registro generalmente appropriato<text:line-break/>[ <text:s/>] Registro poco differenziato ma accettabile<text:line-break/>[ <text:s/>] Non modula il registro, sempre uguale<text:line-break/>[ <text:s/>] Registro inappropriato (troppo formale o informale)<text:line-break/>[ <text:s/>] Non applicabile per assenza di linguaggio verbale</text:p>
      <text:h text:style-name="P5" text:outline-level="3">Capacità di chiedere aiuto o informazioni</text:h>
      <text:p text:style-name="P6">[ <text:s/>] Chiede chiarimenti e informazioni in modo appropriato<text:line-break/>[ <text:s/>] Chiede aiuto quando necessario<text:line-break/>[ <text:s/>] Chiede aiuto solo se incoraggiato<text:line-break/>[ <text:s/>] Raramente chiede aiuto verbalmente<text:line-break/>[ <text:s/>] Non chiede aiuto verbalmente<text:line-break/>[ <text:s/>] Nessuna richiesta comunicativa</text:p>
      <text:h text:style-name="P5" text:outline-level="3">Richiesta di chiarimenti</text:h>
      <text:p text:style-name="P6">[ <text:s/>] Chiede autonomamente chiarimenti quando non comprende<text:line-break/>[ <text:s/>] Chiede chiarimenti se incoraggiato o sollecitato<text:line-break/><text:soft-page-break/>[ <text:s/>] Manifesta confusione ma non chiede chiarimenti<text:line-break/>[ <text:s/>] Raramente chiede chiarimenti anche in difficoltà<text:line-break/>[ <text:s/>] Non chiede mai chiarimenti<text:line-break/>[ <text:s/>] Procede anche senza aver compreso</text:p>
      <text:h text:style-name="P5" text:outline-level="3">Espressione di bisogni ed emozioni</text:h>
      <text:p text:style-name="P6">[ <text:s/>] Esprime bisogni ed emozioni in modo chiaro e articolato<text:line-break/>[ <text:s/>] Comunica bisogni ed emozioni verbalmente<text:line-break/>[ <text:s/>] Esprime bisogni primari verbalmente<text:line-break/>[ <text:s/>] Esprime bisogni solo con supporto (domande, scelta)<text:line-break/>[ <text:s/>] Difficoltà a esprimere bisogni ed emozioni verbalmente<text:line-break/>[ <text:s/>] Non esprime verbalmente bisogni ed emozioni</text:p>
      <text:h text:style-name="P5" text:outline-level="3">Comunicazione di bisogni urgenti</text:h>
      <text:p text:style-name="P6">[ <text:s/>] Comunica efficacemente e prontamente bisogni urgenti (dolore, bagno, pericolo, aiuto)<text:line-break/>[ <text:s/>] Segnala bisogni urgenti ma con modalità poco chiare<text:line-break/>[ <text:s/>] Manifesta disagio ma non specifica il bisogno<text:line-break/>[ <text:s/>] Comunica urgenze solo se sollecitato o guidato<text:line-break/>[ <text:s/>] Grande difficoltà a comunicare situazioni di emergenza<text:line-break/>[ <text:s/>] Non comunica bisogni urgenti, necessita di interpretazione adulta</text:p>
      <text:h text:style-name="P4" text:outline-level="2">LINGUAGGI ALTERNATIVI E INTEGRATIVI</text:h>
      <text:h text:style-name="P5" text:outline-level="3">Utilizzo di comunicazione non verbale</text:h>
      <text:p text:style-name="P6">[ <text:s/>] Non necessita di supporti, linguaggio verbale pienamente funzionale<text:line-break/>[ <text:s/>] Integra efficacemente verbale e non verbale<text:line-break/>[ <text:s/>] Utilizza prevalentemente gesti e indicazioni<text:line-break/>[ <text:s/>] Dipende fortemente da gesti per comunicare<text:line-break/>[ <text:s/>] Comunicazione principalmente non verbale<text:line-break/>[ <text:s/>] Comunicazione non verbale limitata o assente</text:p>
      <text:h text:style-name="P5" text:outline-level="3">Sistemi di CAA utilizzati</text:h>
      <text:p text:style-name="P6">[ <text:s/>] Non necessita di CAA<text:line-break/>[ <text:s/>] CAA come supporto integrativo (simboli, immagini)<text:line-break/>[ <text:s/>] CAA come sistema principale (PECS, libri comunicazione)<text:line-break/>[ <text:s/>] Comunicazione tramite dispositivi tecnologici (tablet, VOCA)<text:line-break/>[ <text:s/>] Simboli, foto o oggetti concreti<text:line-break/>[ <text:s/>] Nessun sistema di CAA ancora implementato</text:p>
      <text:h text:style-name="P5" text:outline-level="3">Efficacia della CAA</text:h>
      <text:p text:style-name="P6">[ <text:s/>] Non applicabile<text:line-break/>[ <text:s/>] Molto efficace, permette comunicazione funzionale<text:line-break/>[ <text:s/>] Abbastanza efficace, in fase di consolidamento<text:line-break/>[ <text:s/>] Efficacia limitata, necessita implementazione<text:line-break/><text:soft-page-break/>[ <text:s/>] Scarsa efficacia, sistema da rivedere<text:line-break/>[ <text:s/>] CAA non ancora utilizzata efficacemente</text:p>
      <text:h text:style-name="P5" text:outline-level="3">Autonomia nell'uso della CAA</text:h>
      <text:p text:style-name="P6">[ <text:s/>] Non applicabile<text:line-break/>[ <text:s/>] Usa autonomamente il sistema di CAA<text:line-break/>[ <text:s/>] Usa la CAA con minimo supporto<text:line-break/>[ <text:s/>] Necessita di mediazione per usare la CAA<text:line-break/>[ <text:s/>] Uso passivo, necessita guida costante<text:line-break/>[ <text:s/>] Non è autonomo nell'uso della CAA</text:p>
      <text:h text:style-name="P5" text:outline-level="3">Uso di gesti e mimica</text:h>
      <text:p text:style-name="P6">[ <text:s/>] Gesti e mimica appropriati e ben integrati<text:line-break/>[ <text:s/>] Usa gesti convenzionali (ciao, sì, no, indicazione)<text:line-break/>[ <text:s/>] Usa gesti semplici per comunicare<text:line-break/>[ <text:s/>] Gesti limitati o poco comprensibili<text:line-break/>[ <text:s/>] Mimica facciale poco espressiva<text:line-break/>[ <text:s/>] Assenza di gesti comunicativi intenzionali</text:p>
      <text:h text:style-name="P5" text:outline-level="3">Uso di supporti visivi</text:h>
      <text:p text:style-name="P6">[ <text:s/>] Non necessita di supporti visivi<text:line-break/>[ <text:s/>] Utilizza efficacemente agende visive, tabelle, storyboard<text:line-break/>[ <text:s/>] Necessita di immagini per comprendere routine e attività<text:line-break/>[ <text:s/>] Comprende istruzioni solo se accompagnate da immagini<text:line-break/>[ <text:s/>] Riconosce simboli familiari e foto personali<text:line-break/>[ <text:s/>] Non risponde a supporti visivi</text:p>
      <text:h text:style-name="P4" text:outline-level="2">MODALITÀ DI INTERAZIONE COMUNICATIVA</text:h>
      <text:h text:style-name="P5" text:outline-level="3">Contatto oculare</text:h>
      <text:p text:style-name="P6">[ <text:s/>] Mantiene contatto oculare appropriato e naturale<text:line-break/>[ <text:s/>] Contatto oculare presente e adeguato<text:line-break/>[ <text:s/>] Contatto oculare fugace ma presente<text:line-break/>[ <text:s/>] Contatto oculare limitato o evitante<text:line-break/>[ <text:s/>] Contatto oculare molto scarso<text:line-break/>[ <text:s/>] Assenza di contatto oculare</text:p>
      <text:h text:style-name="P5" text:outline-level="3">Attenzione condivisa</text:h>
      <text:p text:style-name="P6">[ <text:s/>] Condivide spontaneamente focus attentivo<text:line-break/>[ <text:s/>] Segue lo sguardo e l'indicazione altrui<text:line-break/>[ <text:s/>] Attenzione condivisa solo in attività motivanti<text:line-break/>[ <text:s/>] Difficoltà a condividere l'attenzione<text:line-break/>[ <text:s/>] Attenzione condivisa molto limitata<text:line-break/>[ <text:s/>] Assenza di attenzione condivisa</text:p>
      <text:h text:style-name="P5" text:outline-level="3"><text:soft-page-break/>Risposta al nome</text:h>
      <text:p text:style-name="P6">[ <text:s/>] Risponde prontamente quando chiamato<text:line-break/>[ <text:s/>] Risponde al nome nella maggior parte dei casi<text:line-break/>[ <text:s/>] Risponde al nome solo in contesti tranquilli<text:line-break/>[ <text:s/>] Risponde al nome solo se chiamato più volte<text:line-break/>[ <text:s/>] Raramente risponde al nome<text:line-break/>[ <text:s/>] Non risponde quando chiamato per nome</text:p>
      <text:h text:style-name="P5" text:outline-level="3">Iniziativa nell'interazione</text:h>
      <text:p text:style-name="P6">[ <text:s/>] Cerca attivamente l'interazione con adulti e pari<text:line-break/>[ <text:s/>] Avvia interazioni quando motivato<text:line-break/>[ <text:s/>] Interagisce se l'altro prende l'iniziativa<text:line-break/>[ <text:s/>] Raramente avvia interazioni<text:line-break/>[ <text:s/>] Evita attivamente le interazioni<text:line-break/>[ <text:s/>] Nessuna iniziativa comunicativa verso gli altri</text:p>
      <text:h text:style-name="P5" text:outline-level="3">Permanenza nell'interazione</text:h>
      <text:p text:style-name="P6">[ <text:s/>] Mantiene l'interazione per tempi prolungati<text:line-break/>[ <text:s/>] Sostiene l'interazione per tempi adeguati<text:line-break/>[ <text:s/>] Interazione breve ma presente<text:line-break/>[ <text:s/>] Interazione molto fugace<text:line-break/>[ <text:s/>] Difficoltà a mantenere l'interazione<text:line-break/>[ <text:s/>] Non mantiene interazioni comunicative</text:p>
      <text:h text:style-name="P5" text:outline-level="3">Reciprocità comunicativa</text:h>
      <text:p text:style-name="P6">[ <text:s/>] Scambio comunicativo equilibrato e reciproco<text:line-break/>[ <text:s/>] Buona reciprocità, risponde e rilancia<text:line-break/>[ <text:s/>] Reciprocità limitata, più ricettivo che propositivo<text:line-break/>[ <text:s/>] Comunicazione prevalentemente monodirezionale<text:line-break/>[ <text:s/>] Scarsa reciprocità, non rilancia lo scambio<text:line-break/>[ <text:s/>] Assenza di reciprocità comunicativa</text:p>
      <text:h text:style-name="P4" text:outline-level="2">CONTENUTI COMUNICATIVI PREVALENTI</text:h>
      <text:h text:style-name="P5" text:outline-level="3">Argomenti della comunicazione</text:h>
      <text:p text:style-name="P6">[ <text:s/>] Argomenti vari, appropriati al contesto<text:line-break/>[ <text:s/>] Parla di esperienze, interessi personali, quotidiano<text:line-break/>[ <text:s/>] Comunicazione centrata su bisogni immediati<text:line-break/>[ <text:s/>] Comunicazione ripetitiva su temi ristretti<text:line-break/>[ <text:s/>] Interessi ristretti e ripetitivi dominano la comunicazione<text:line-break/>[ <text:s/>] Comunicazione ecologica o stereotipata</text:p>
      <text:h text:style-name="P5" text:outline-level="3">Capacità di mantenere l'argomento</text:h>
      <text:p text:style-name="P6">[ <text:s/>] Mantiene il topic, sviluppa il discorso coerentemente<text:line-break/>[ <text:s/>] Segue l'argomento della conversazione<text:line-break/><text:soft-page-break/>[ <text:s/>] Mantiene l'argomento con supporto<text:line-break/>[ <text:s/>] Cambia spesso argomento in modo inadeguato<text:line-break/>[ <text:s/>] Non mantiene l'argomento di conversazione<text:line-break/>[ <text:s/>] Comunicazione frammentata o incoerente</text:p>
      <text:h text:style-name="P5" text:outline-level="3">Pertinenza comunicativa</text:h>
      <text:p text:style-name="P6">[ <text:s/>] Interventi sempre pertinenti e appropriati<text:line-break/>[ <text:s/>] Interventi generalmente pertinenti<text:line-break/>[ <text:s/>] Interventi talvolta fuori contesto<text:line-break/>[ <text:s/>] Frequenti interventi non pertinenti<text:line-break/>[ <text:s/>] Comunicazioni poco o per nulla pertinenti<text:line-break/>[ <text:s/>] Nessuna pertinenza comunicativa</text:p>
      <text:h text:style-name="P4" text:outline-level="2">MEZZI E CANALI COMUNICATIVI PRIVILEGIATI</text:h>
      <text:h text:style-name="P5" text:outline-level="3">Canale sensoriale privilegiato</text:h>
      <text:p text:style-name="P6">[ <text:s/>] Integrazione equilibrata di tutti i canali<text:line-break/>[ <text:s/>] Canale uditivo-verbale prevalente<text:line-break/>[ <text:s/>] Canale visivo prevalente (immagini, scritto)<text:line-break/>[ <text:s/>] Necessita integrazione multicanale (visivo+uditivo)<text:line-break/>[ <text:s/>] Canale tattile-cinestesico importante<text:line-break/>[ <text:s/>] Difficoltà a processare più canali contemporaneamente</text:p>
      <text:h text:style-name="P5" text:outline-level="3">Modalità comunicativa preferita</text:h>
      <text:p text:style-name="P6">[ <text:s/>] Linguaggio verbale orale<text:line-break/>[ <text:s/>] Scrittura (anche su dispositivi)<text:line-break/>[ <text:s/>] Comunicazione visiva (disegni, simboli, immagini)<text:line-break/>[ <text:s/>] Gesti e linguaggio del corpo<text:line-break/>[ <text:s/>] Dispositivi tecnologici (tablet, comunicatori)<text:line-break/>[ <text:s/>] Nessuna modalità comunicativa efficace identificata</text:p>
      <text:h text:style-name="P5" text:outline-level="3">Contesto comunicativo di maggior efficacia</text:h>
      <text:p text:style-name="P6">[ <text:s/>] Comunica efficacemente in ogni contesto<text:line-break/>[ <text:s/>] Migliore in contesti strutturati e familiari<text:line-break/>[ <text:s/>] Efficace solo in setting uno-a-uno<text:line-break/>[ <text:s/>] Necessita ambiente silenzioso e privo di distrazioni<text:line-break/>[ <text:s/>] Comunica solo con persone di riferimento<text:line-break/>[ <text:s/>] Nessun contesto favorevole identificato</text:p>
      <text:h text:style-name="P4" text:outline-level="2">ASPETTI FONETICO-FONOLOGICI E ARTICOLATORI</text:h>
      <text:h text:style-name="P5" text:outline-level="3">Articolazione dei suoni (fonologia)</text:h>
      <text:p text:style-name="P6">[ <text:s/>] Articolazione corretta e chiara di tutti i suoni<text:line-break/>[ <text:s/>] Articolazione corretta con lievi imprecisioni occasionali<text:line-break/>[ <text:s/>] Alcuni suoni articolati scorrettamente ma comprensibile<text:line-break/><text:soft-page-break/>[ <text:s/>] Errori articolatori frequenti (sostituzioni, omissioni)<text:line-break/>[ <text:s/>] Articolazione molto compromessa, poco intelligibile<text:line-break/>[ <text:s/>] Produzione verbale incomprensibile o assente</text:p>
      <text:h text:style-name="P5" text:outline-level="3">Pronuncia e intelligibilità</text:h>
      <text:p text:style-name="P6">[ <text:s/>] Eloquio chiaro e pienamente comprensibile<text:line-break/>[ <text:s/>] Generalmente comprensibile, occasionali difficoltà<text:line-break/>[ <text:s/>] Comprensibile con attenzione e in contesto<text:line-break/>[ <text:s/>] Difficoltà di pronuncia che rendono faticosa la comprensione<text:line-break/>[ <text:s/>] Eloquio molto compromesso, comprensibile solo a familiari<text:line-break/>[ <text:s/>] Produzione verbale non intelligibile</text:p>
      <text:h text:style-name="P5" text:outline-level="3">Fluenza verbale</text:h>
      <text:p text:style-name="P6">[ <text:s/>] Eloquio fluente, scorrevole e ben modulato<text:line-break/>[ <text:s/>] Eloquio adeguato con normale fluenza<text:line-break/>[ <text:s/>] Lievi disfluenze occasionali (esitazioni, ripetizioni)<text:line-break/>[ <text:s/>] Disfluenze frequenti ma non compromettenti<text:line-break/>[ <text:s/>] Blocchi, ripetizioni marcate o prolungamenti (balbuzie)<text:line-break/>[ <text:s/>] Fluenza gravemente compromessa o eloquio assente</text:p>
      <text:h text:style-name="P5" text:outline-level="3">Ritmo e prosodia</text:h>
      <text:p text:style-name="P6">[ <text:s/>] Ritmo e intonazione appropriati ed espressivi<text:line-break/>[ <text:s/>] Ritmo e prosodia generalmente adeguati<text:line-break/>[ <text:s/>] Eloquio lento ma comprensibile<text:line-break/>[ <text:s/>] Eloquio monotono o con ritmo inadeguato<text:line-break/>[ <text:s/>] Ritmo molto alterato (troppo veloce/lento)<text:line-break/>[ <text:s/>] Assenza di prosodia o eloquio non valutabile</text:p>
      <text:h text:style-name="P5" text:outline-level="3">Intensità e volume della voce</text:h>
      <text:p text:style-name="P6">[ <text:s/>] Volume appropriato e ben modulato<text:line-break/>[ <text:s/>] Volume generalmente adeguato<text:line-break/>[ <text:s/>] Volume troppo basso, difficile da sentire<text:line-break/>[ <text:s/>] Volume eccessivo, non modulato<text:line-break/>[ <text:s/>] Volume variabile in modo inadeguato<text:line-break/>[ <text:s/>] Assenza di controllo del volume</text:p>
      <text:h text:style-name="P5" text:outline-level="3">Ecolalia</text:h>
      <text:p text:style-name="P6">[ <text:s/>] Assente<text:line-break/>[ <text:s/>] Ecolalia immediata (ripete subito ciò che sente)<text:line-break/>[ <text:s/>] Ecolalia differita (ripete dopo tempo frasi o parole sentite)<text:line-break/>[ <text:s/>] Ecolalia funzionale (usa ripetizioni per comunicare)<text:line-break/>[ <text:s/>] Ecolalia non funzionale (ripetizioni senza scopo comunicativo)<text:line-break/>[ <text:s/>] Ecolalia pervasiva che interferisce con la comunicazione</text:p>
      <text:h text:style-name="P4" text:outline-level="2"><text:soft-page-break/>ASPETTI PRAGMATICI E SOCIALI</text:h>
      <text:p text:style-name="P7"/>
      <text:p text:style-name="P7">Interpretazione letterale vs figurata</text:p>
      <text:p text:style-name="P6">[ <text:s/>] Comprende metafore, modi di dire, doppi sensi<text:line-break/>[ <text:s/>] Comprende espressioni comuni del linguaggio figurato<text:line-break/>[ <text:s/>] Interpretazione prevalentemente letterale<text:line-break/>[ <text:s/>] Comprensione solo letterale, confusione con linguaggio figurato<text:line-break/>[ <text:s/>] Non comprende scherzi, ironia, sarcasmo<text:line-break/>[ <text:s/>] Interpretazione rigidamente letterale</text:p>
      <text:h text:style-name="P5" text:outline-level="3">Uso sociale del linguaggio</text:h>
      <text:p text:style-name="P6">[ <text:s/>] Usa il linguaggio in modo socialmente appropriato<text:line-break/>[ <text:s/>] Generalmente appropriato nelle interazioni sociali<text:line-break/>[ <text:s/>] Necessita di guida per uso sociale appropriato<text:line-break/>[ <text:s/>] Difficoltà nelle convenzioni sociali (saluti, richieste cortesi)<text:line-break/>[ <text:s/>] Uso del linguaggio socialmente inadeguato<text:line-break/>[ <text:s/>] Non applicabile per assenza di linguaggio funzionale</text:p>
      <text:h text:style-name="P5" text:outline-level="3">Consapevolezza comunicativa</text:h>
      <text:p text:style-name="P6">[ <text:s/>] Consapevole dell'efficacia della propria comunicazione<text:line-break/>[ <text:s/>] Si accorge quando non viene compreso e riformula<text:line-break/>[ <text:s/>] Limitata consapevolezza delle incomprensioni<text:line-break/>[ <text:s/>] Non si accorge di non essere compreso<text:line-break/>[ <text:s/>] Nessuna consapevolezza dell'efficacia comunicativa<text:line-break/>[ <text:s/>] Non monitorizza la propria comunicazione</text:p>
      <text:h text:style-name="P4" text:outline-level="2">COMPETENZE METALINGUISTICHE</text:h>
      <text:h text:style-name="P5" text:outline-level="3">Consapevolezza fonologica</text:h>
      <text:p text:style-name="P6">[ <text:s/>] Piena consapevolezza fonologica (manipola suoni, rime, sillabe)<text:line-break/>[ <text:s/>] Buona consapevolezza, riconosce suoni iniziali e finali<text:line-break/>[ <text:s/>] Riconosce rime e sillabe con supporto<text:line-break/>[ <text:s/>] Limitata consapevolezza dei suoni delle parole<text:line-break/>[ <text:s/>] Scarsa consapevolezza fonologica<text:line-break/>[ <text:s/>] Assente / Non valutabile</text:p>
      <text:h text:style-name="P5" text:outline-level="3">Capacità di riflessione sul linguaggio</text:h>
      <text:p text:style-name="P6">[ <text:s/>] Riflette sul linguaggio, corregge errori, riformula<text:line-break/>[ <text:s/>] Si accorge di errori propri o altrui<text:line-break/>[ <text:s/>] Limitata capacità di riflessione metalinguistica<text:line-break/>[ <text:s/>] Non riflette sul linguaggio<text:line-break/>[ <text:s/>] Non applicabile</text:p>
      <text:h text:style-name="P5" text:outline-level="3"><text:soft-page-break/>Autocorrezione</text:h>
      <text:p text:style-name="P6">[ <text:s/>] Si autocorregge spontaneamente durante il parlato<text:line-break/>[ <text:s/>] Si autocorregge se gli viene segnalato l'errore<text:line-break/>[ <text:s/>] Accetta la correzione esterna e si adegua<text:line-break/>[ <text:s/>] Difficoltà ad accettare la correzione<text:line-break/>[ <text:s/>] Rifiuta la correzione, non modifica l'errore<text:line-break/>[ <text:s/>] Non ha consapevolezza degli errori</text:p>
      <text:h text:style-name="P4" text:outline-level="2">FATTORI CHE INFLUENZANO LA COMUNICAZIONE</text:h>
      <text:h text:style-name="P5" text:outline-level="3">Adattamento comunicativo al contesto e all'interlocutore</text:h>
      <text:p text:style-name="P6">[ <text:s/>] Adatta linguaggio, registro e modalità in base al contesto<text:line-break/>[ <text:s/>] Modula comunicazione a seconda dell'interlocutore<text:line-break/>[ <text:s/>] Adattamento parziale, linguaggio poco flessibile<text:line-break/>[ <text:s/>] Linguaggio rigido, sempre uguale<text:line-break/>[ <text:s/>] Linguaggio inadeguato al contesto<text:line-break/>[ <text:s/>] Nessun adattamento comunicativo</text:p>
      <text:h text:style-name="P5" text:outline-level="3">Influenza emotiva sulla comunicazione</text:h>
      <text:p text:style-name="P6">[ <text:s/>] Le emozioni non interferiscono con la comunicazione<text:line-break/>[ <text:s/>] Lievi interferenze emotive sulla comunicazione<text:line-break/>[ <text:s/>] Ansia o stress riducono le capacità comunicative<text:line-break/>[ <text:s/>] Stati emotivi compromettono significativamente comunicazione<text:line-break/>[ <text:s/>] Blocco comunicativo in situazioni emotive<text:line-break/>[ <text:s/>] Comunicazione impossibile in presenza di emozioni intense</text:p>
      <text:h text:style-name="P5" text:outline-level="3">Affaticamento e concentrazione</text:h>
      <text:p text:style-name="P6">[ <text:s/>] Mantiene capacità comunicative anche se stanco<text:line-break/>[ <text:s/>] Calo comunicativo in caso di stanchezza<text:line-break/>[ <text:s/>] Necessita pause frequenti per comunicare efficacemente<text:line-break/>[ <text:s/>] Affaticamento compromette molto la comunicazione<text:line-break/>[ <text:s/>] Difficoltà attentive limitano molto la comunicazione<text:line-break/>[ <text:s/>] Non sostiene comunicazioni prolungate</text:p>
      <text:h text:style-name="P5" text:outline-level="3">Effetto del contesto ambientale</text:h>
      <text:p text:style-name="P6">[ <text:s/>] Comunica efficacemente in ogni ambiente<text:line-break/>[ <text:s/>] Preferisce contesti tranquilli ma si adatta<text:line-break/>[ <text:s/>] Necessita di ambiente controllato per comunicare bene<text:line-break/>[ <text:s/>] Molto influenzato da rumori e distrazioni<text:line-break/>[ <text:s/>] Comunica solo in contesti altamente strutturati<text:line-break/>[ <text:s/>] Comunicazione impossibile in contesti non ottimali</text:p>
      <text:h text:style-name="P4" text:outline-level="2"><text:soft-page-break/>PROGRESSI E EVOLUZIONE</text:h>
      <text:h text:style-name="P5" text:outline-level="3">Evoluzione delle competenze comunicative</text:h>
      <text:p text:style-name="P6">[ <text:s/>] Progressi costanti e significativi<text:line-break/>[ <text:s/>] Miglioramento graduale e continuo<text:line-break/>[ <text:s/>] Situazione stabile con competenze consolidate<text:line-break/>[ <text:s/>] Progressi lenti ma presenti<text:line-break/>[ <text:s/>] Situazione di stallo, nessun progresso<text:line-break/>[ <text:s/>] Regressione delle competenze comunicative</text:p>
      <text:h text:style-name="P5" text:outline-level="3">Potenzialità di sviluppo</text:h>
      <text:p text:style-name="P6">[ <text:s/>] Ampio margine di miglioramento con intervento adeguato<text:line-break/>[ <text:s/>] Buone possibilità di sviluppo<text:line-break/>[ <text:s/>] Margini di miglioramento in aree specifiche<text:line-break/>[ <text:s/>] Potenzialità limitate, lento miglioramento atteso<text:line-break/>[ <text:s/>] Difficile prevedere progressi significativi<text:line-break/>[ <text:s/>] Da valutare nel tempo</text:p>
      <text:h text:style-name="P5" text:outline-level="3">Risposta agli interventi</text:h>
      <text:p text:style-name="P6">[ <text:s/>] Risponde molto positivamente agli interventi<text:line-break/>[ <text:s/>] Buona risposta a strategie mirate<text:line-break/>[ <text:s/>] Risposta selettiva ad alcuni approcci<text:line-break/>[ <text:s/>] Risposta minima agli interventi<text:line-break/>[ <text:s/>] Scarsa o nulla risposta<text:line-break/>[ <text:s/>] Interventi ancora da implementare/valutare</text:p>
      <text:h text:style-name="P4" text:outline-level="2">BISOGNI E INTERVENTI NECESSARI</text:h>
      <text:h text:style-name="P5" text:outline-level="3">Necessità di supporto comunicativo</text:h>
      <text:p text:style-name="P6">[ <text:s/>] Nessun supporto necessario<text:line-break/>[ <text:s/>] Supporto minimo in situazioni specifiche<text:line-break/>[ <text:s/>] Supporto parziale e occasionale<text:line-break/>[ <text:s/>] Supporto frequente<text:line-break/>[ <text:s/>] Supporto costante e intensivo<text:line-break/>[ <text:s/>] Supporto totale nella comunicazione</text:p>
      <text:h text:style-name="P5" text:outline-level="3">Interventi logopedici</text:h>
      <text:p text:style-name="P6">[ <text:s/>] Non necessari<text:line-break/>[ <text:s/>] Consigliati per aspetti specifici<text:line-break/>[ <text:s/>] Necessari con frequenza regolare<text:line-break/>[ <text:s/>] Indispensabili e intensivi<text:line-break/>[ <text:s/>] In corso (specificare)<text:line-break/>[ <text:s/>] Da attivare urgentemente</text:p>
      <text:h text:style-name="P5" text:outline-level="3"><text:soft-page-break/>Implementazione/potenziamento CAA</text:h>
      <text:p text:style-name="P6">[ <text:s/>] Non necessaria<text:line-break/>[ <text:s/>] Utile come supporto integrativo<text:line-break/>[ <text:s/>] Necessaria come sistema primario<text:line-break/>[ <text:s/>] Urgente per comunicazione funzionale<text:line-break/>[ <text:s/>] In fase di implementazione<text:line-break/>[ <text:s/>] Da valutare con specialisti</text:p>
      <text:h text:style-name="P5" text:outline-level="3">Formazione di docenti e personale</text:h>
      <text:p text:style-name="P6">[ <text:s/>] Non necessaria, competenze adeguate<text:line-break/>[ <text:s/>] Utile formazione base sulla comunicazione<text:line-break/>[ <text:s/>] Necessaria formazione su CAA e strategie specifiche<text:line-break/>[ <text:s/>] Indispensabile formazione specialistica<text:line-break/>[ <text:s/>] Necessario affiancamento di specialista<text:line-break/>[ <text:s/>] Supervisione costante richiesta</text:p>
      <text:h text:style-name="P5" text:outline-level="3">Coinvolgimento della famiglia</text:h>
      <text:p text:style-name="P6">[ <text:s/>] Famiglia già competente e collaborativa<text:line-break/>[ <text:s/>] Utile condivisione di strategie<text:line-break/>[ <text:s/>] Necessaria formazione della famiglia<text:line-break/>[ <text:s/>] Indispensabile lavoro coordinato casa-scuola<text:line-break/>[ <text:s/>] Famiglia necessita di supporto intensivo<text:line-break/>[ <text:s/>] Criticità nel coinvolgimento familiare</text:p>
      <text:h text:style-name="P8" text:outline-level="2"/>
      <text:h text:style-name="P4" text:outline-level="2">OSSERVAZIONI QUALITATIVE SPECIFICHE</text:h>
      <text:p text:style-name="P3"><text:span text:style-name="Strong_20_Emphasis"><text:span text:style-name="T1">Situazioni comunicative di successo: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>Situazioni di difficoltà comunicativa: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>Strategie comunicative efficaci individuate: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1">Modalità comunicative spontanee osservate: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>Interessi comunicativi prevalenti:</text:span></text:span></text:p>
      <text:p text:style-name="P3"><text:soft-page-break/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>Note su comprensione e risposta a diverse tipologie di linguaggio: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>Situazioni comunicative di successo: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>Collaborazione con servizi esterni (logopedia, NPI, ecc.):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p text:style-name="P3"><text:span text:style-name="Strong_20_Emphasis"><text:span text:style-name="T1">Obiettivi comunicativi prioritari emersi dall'osservazione: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4T18:43:10.914364159</meta:creation-date>
    <dc:date>2026-01-16T15:51:17.171769106</dc:date>
    <meta:editing-duration>PT24M</meta:editing-duration>
    <meta:editing-cycles>10</meta:editing-cycles>
    <meta:generator>LibreOffice/25.2.3.2$Linux_X86_64 LibreOffice_project/520$Build-2</meta:generator>
    <meta:document-statistic meta:table-count="0" meta:image-count="0" meta:object-count="0" meta:page-count="14" meta:paragraph-count="156" meta:word-count="3213" meta:character-count="21533" meta:non-whitespace-character-count="18087"/>
  </office:meta>
</office:document-meta>
</file>